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5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blizzard_damage</text:p>
          </table:table-cell>
          <table:table-cell table:style-name="ce2"/>
          <table:table-cell office:value-type="string" table:style-name="ce2">
            <text:p>blizzard_chill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passive_ocean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ce_flower_dmg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blizzar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lower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ce_flower_restore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crashing_rocks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tidal_wave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office:value-type="string" table:style-name="ce2">
            <text:p>heart_of_magi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chill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burning_currents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chilling_tid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whirlpool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fast_frostb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rostb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rostball_chill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start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6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0T07:42:37Z</dc:date>
    <meta:editing-cycles>20</meta:editing-cycles>
    <meta:editing-duration>PT1856S</meta:editing-duration>
  </office:meta>
</office:document-meta>
</file>